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fo:font-style="normal" officeooo:rsid="000679ed" officeooo:paragraph-rsid="000679ed" style:font-style-asian="normal" style:font-style-complex="normal"/>
    </style:style>
    <style:style style:name="P5" style:family="paragraph" style:parent-style-name="Standard">
      <style:text-properties fo:font-style="normal" officeooo:rsid="000679ed" officeooo:paragraph-rsid="0006aa46" style:font-style-asian="normal" style:font-style-complex="normal"/>
    </style:style>
    <style:style style:name="P6" style:family="paragraph" style:parent-style-name="Standard">
      <style:text-properties fo:font-style="normal" officeooo:rsid="000679ed" officeooo:paragraph-rsid="00082eb5" style:font-style-asian="normal" style:font-style-complex="normal"/>
    </style:style>
    <style:style style:name="P7" style:family="paragraph" style:parent-style-name="Standard">
      <style:text-properties fo:font-style="normal" officeooo:rsid="000679ed" officeooo:paragraph-rsid="0009f367" style:font-style-asian="normal" style:font-style-complex="normal"/>
    </style:style>
    <style:style style:name="P8" style:family="paragraph" style:parent-style-name="Standard">
      <style:text-properties fo:font-style="normal" officeooo:rsid="000679ed" officeooo:paragraph-rsid="000f578b" style:font-style-asian="normal" style:font-style-complex="normal"/>
    </style:style>
    <style:style style:name="P9" style:family="paragraph" style:parent-style-name="Standard">
      <style:text-properties fo:font-style="normal" officeooo:rsid="0006aa46" officeooo:paragraph-rsid="0006aa46" style:font-style-asian="normal" style:font-style-complex="normal"/>
    </style:style>
    <style:style style:name="P10" style:family="paragraph" style:parent-style-name="Standard">
      <style:text-properties fo:font-style="normal" officeooo:rsid="0006aa46" officeooo:paragraph-rsid="00082eb5" style:font-style-asian="normal" style:font-style-complex="normal"/>
    </style:style>
    <style:style style:name="P11" style:family="paragraph" style:parent-style-name="Standard">
      <style:text-properties fo:font-style="normal" officeooo:rsid="0006aa46" officeooo:paragraph-rsid="0009f367" style:font-style-asian="normal" style:font-style-complex="normal"/>
    </style:style>
    <style:style style:name="P12" style:family="paragraph" style:parent-style-name="Standard">
      <style:text-properties fo:font-style="normal" officeooo:rsid="0006aa46" officeooo:paragraph-rsid="000f578b" style:font-style-asian="normal" style:font-style-complex="normal"/>
    </style:style>
    <style:style style:name="P13" style:family="paragraph" style:parent-style-name="Standard">
      <style:text-properties fo:font-style="normal" officeooo:rsid="00082eb5" officeooo:paragraph-rsid="00082eb5" style:font-style-asian="normal" style:font-style-complex="normal"/>
    </style:style>
    <style:style style:name="P14" style:family="paragraph" style:parent-style-name="Standard">
      <style:text-properties fo:font-style="normal" officeooo:rsid="0009f367" officeooo:paragraph-rsid="0009f367" style:font-style-asian="normal" style:font-style-complex="normal"/>
    </style:style>
    <style:style style:name="P15" style:family="paragraph" style:parent-style-name="Standard">
      <style:text-properties fo:font-style="normal" officeooo:rsid="0009f367" officeooo:paragraph-rsid="000d563f" style:font-style-asian="normal" style:font-style-complex="normal"/>
    </style:style>
    <style:style style:name="P16" style:family="paragraph" style:parent-style-name="Standard">
      <style:text-properties fo:font-style="normal" officeooo:rsid="000e9e72" officeooo:paragraph-rsid="000e9e72" style:font-style-asian="normal" style:font-style-complex="normal"/>
    </style:style>
    <style:style style:name="P17" style:family="paragraph" style:parent-style-name="Standard">
      <style:text-properties fo:font-style="normal" officeooo:rsid="000f578b" officeooo:paragraph-rsid="000f578b" style:font-style-asian="normal" style:font-style-complex="normal"/>
    </style:style>
    <style:style style:name="P18" style:family="paragraph" style:parent-style-name="Text_20_body">
      <style:text-properties officeooo:rsid="0009f367" officeooo:paragraph-rsid="0009f367"/>
    </style:style>
    <style:style style:name="P19" style:family="paragraph" style:parent-style-name="AtSkrive">
      <style:text-properties fo:font-style="normal" officeooo:rsid="0006aa46" officeooo:paragraph-rsid="0006aa46" style:font-style-asian="normal" style:font-style-complex="normal"/>
    </style:style>
    <style:style style:name="P20" style:family="paragraph" style:parent-style-name="AtSkrive">
      <style:text-properties fo:font-style="normal" officeooo:rsid="0006aa46" officeooo:paragraph-rsid="000f578b" style:font-style-asian="normal" style:font-style-complex="normal"/>
    </style:style>
    <style:style style:name="P21" style:family="paragraph" style:parent-style-name="AtSkrive">
      <style:text-properties fo:font-style="normal" officeooo:rsid="00082eb5" officeooo:paragraph-rsid="00082eb5" style:font-style-asian="normal" style:font-style-complex="normal"/>
    </style:style>
    <style:style style:name="P22" style:family="paragraph" style:parent-style-name="AtSkrive">
      <style:text-properties fo:font-style="normal" officeooo:rsid="0009f367" officeooo:paragraph-rsid="0009f367" style:font-style-asian="normal" style:font-style-complex="normal"/>
    </style:style>
    <style:style style:name="P23" style:family="paragraph" style:parent-style-name="AtSkrive">
      <style:text-properties fo:font-style="normal" officeooo:rsid="000f578b" officeooo:paragraph-rsid="000f578b" style:font-style-asian="normal" style:font-style-complex="normal"/>
    </style:style>
    <style:style style:name="P24" style:family="paragraph" style:parent-style-name="AtSkrive">
      <style:text-properties officeooo:rsid="0006aa46" officeooo:paragraph-rsid="0006aa46"/>
    </style:style>
    <style:style style:name="P25" style:family="paragraph" style:parent-style-name="AtVise">
      <style:text-properties officeooo:paragraph-rsid="0006aa46"/>
    </style:style>
    <style:style style:name="P26" style:family="paragraph" style:parent-style-name="AtVise">
      <style:text-properties officeooo:rsid="0006aa46" officeooo:paragraph-rsid="0006aa46"/>
    </style:style>
    <style:style style:name="P27" style:family="paragraph" style:parent-style-name="AtVise">
      <style:text-properties fo:font-size="14pt" fo:font-weight="bold" style:font-size-asian="14pt" style:font-weight-asian="bold" style:font-size-complex="14pt" style:font-weight-complex="bold"/>
    </style:style>
    <style:style style:name="P28" style:family="paragraph" style:parent-style-name="AtVise">
      <style:text-properties fo:font-style="normal" officeooo:rsid="0006aa46" officeooo:paragraph-rsid="0006aa46" style:font-style-asian="normal" style:font-style-complex="normal"/>
    </style:style>
    <style:style style:name="P29" style:family="paragraph" style:parent-style-name="AtVise">
      <style:text-properties fo:font-style="normal" officeooo:rsid="00082eb5" officeooo:paragraph-rsid="00082eb5" style:font-style-asian="normal" style:font-style-complex="normal"/>
    </style:style>
    <style:style style:name="P30" style:family="paragraph" style:parent-style-name="AtVise">
      <style:text-properties officeooo:paragraph-rsid="000f578b"/>
    </style:style>
    <style:style style:name="P31"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32" style:family="paragraph" style:parent-style-name="Standard">
      <style:text-properties fo:font-style="normal" officeooo:rsid="000679ed" officeooo:paragraph-rsid="0010c3b0" style:font-style-asian="normal" style:font-style-complex="normal"/>
    </style:style>
    <style:style style:name="P33" style:family="paragraph" style:parent-style-name="Standard">
      <style:text-properties fo:font-style="normal" officeooo:rsid="0006aa46" officeooo:paragraph-rsid="0010c3b0" style:font-style-asian="normal" style:font-style-complex="normal"/>
    </style:style>
    <style:style style:name="P34" style:family="paragraph" style:parent-style-name="Text_20_body">
      <style:text-properties officeooo:rsid="0010c3b0" officeooo:paragraph-rsid="0010c3b0"/>
    </style:style>
    <style:style style:name="P35" style:family="paragraph" style:parent-style-name="Text_20_body" style:list-style-name="L2">
      <style:paragraph-properties fo:margin-top="0cm" fo:margin-bottom="0.25cm" style:contextual-spacing="true"/>
      <style:text-properties officeooo:rsid="0010c3b0" officeooo:paragraph-rsid="0010c3b0"/>
    </style:style>
    <style:style style:name="P36" style:family="paragraph" style:parent-style-name="AtVise">
      <style:text-properties officeooo:paragraph-rsid="0010c3b0"/>
    </style:style>
    <style:style style:name="P37" style:family="paragraph" style:parent-style-name="AtSkrive">
      <style:text-properties fo:font-style="normal" officeooo:rsid="0006aa46" officeooo:paragraph-rsid="0010c3b0" style:font-style-asian="normal" style:font-style-complex="normal"/>
    </style:style>
    <style:style style:name="P38" style:family="paragraph" style:parent-style-name="AtSkrive">
      <style:text-properties fo:font-style="normal" officeooo:rsid="0010c3b0" officeooo:paragraph-rsid="0010c3b0" style:font-style-asian="normal" style:font-style-complex="normal"/>
    </style:style>
    <style:style style:name="P39" style:family="paragraph" style:parent-style-name="Heading_20_2">
      <style:text-properties officeooo:rsid="0006aa46"/>
    </style:style>
    <style:style style:name="P40" style:family="paragraph" style:parent-style-name="Heading_20_2">
      <style:text-properties officeooo:rsid="00082eb5" officeooo:paragraph-rsid="00082eb5"/>
    </style:style>
    <style:style style:name="P41" style:family="paragraph" style:parent-style-name="Heading_20_2">
      <style:text-properties officeooo:paragraph-rsid="00082eb5"/>
    </style:style>
    <style:style style:name="P42" style:family="paragraph" style:parent-style-name="Heading_20_2">
      <style:text-properties officeooo:rsid="0010c3b0" officeooo:paragraph-rsid="0010c3b0"/>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1"/>
    </style:style>
    <style:style style:name="T5" style:family="text">
      <style:text-properties style:font-name="Courier New1" officeooo:rsid="0009f367"/>
    </style:style>
    <style:style style:name="T6" style:family="text">
      <style:text-properties style:font-name="Courier New1" officeooo:rsid="000d563f"/>
    </style:style>
    <style:style style:name="T7" style:family="text">
      <style:text-properties style:font-name="Courier New1" officeooo:rsid="000f578b"/>
    </style:style>
    <style:style style:name="T8" style:family="text">
      <style:text-properties style:text-position="super 58%"/>
    </style:style>
    <style:style style:name="T9" style:family="text">
      <style:text-properties style:text-position="super 58%" fo:background-color="transparent" loext:char-shading-value="0" style:font-size-asian="10.5pt"/>
    </style:style>
    <style:style style:name="T10" style:family="text">
      <style:text-properties officeooo:rsid="0006aa46"/>
    </style:style>
    <style:style style:name="T11" style:family="text">
      <style:text-properties officeooo:rsid="00082eb5"/>
    </style:style>
    <style:style style:name="T12" style:family="text">
      <style:text-properties fo:font-variant="small-caps" style:font-size-asian="10.5pt"/>
    </style:style>
    <style:style style:name="T13" style:family="text">
      <style:text-properties fo:font-variant="small-caps" officeooo:rsid="0009f367"/>
    </style:style>
    <style:style style:name="T14" style:family="text">
      <style:text-properties officeooo:rsid="0009f367"/>
    </style:style>
    <style:style style:name="T15" style:family="text">
      <style:text-properties fo:color="#0000ff"/>
    </style:style>
    <style:style style:name="T16" style:family="text">
      <style:text-properties fo:color="#0000ff" style:text-position="super 58%" officeooo:rsid="0009f367" style:font-size-asian="10.5pt"/>
    </style:style>
    <style:style style:name="T17" style:family="text">
      <style:text-properties fo:color="#0000ff" style:text-position="super 58%" style:text-underline-style="solid" style:text-underline-width="auto" style:text-underline-color="font-color" officeooo:rsid="000bb291" style:font-size-asian="10.5pt"/>
    </style:style>
    <style:style style:name="T18" style:family="text">
      <style:text-properties fo:color="#0000ff" style:text-underline-style="solid" style:text-underline-width="auto" style:text-underline-color="font-color" officeooo:rsid="000bb291"/>
    </style:style>
    <style:style style:name="T19" style:family="text">
      <style:text-properties officeooo:rsid="000a2b7b"/>
    </style:style>
    <style:style style:name="T20" style:family="text">
      <style:text-properties officeooo:rsid="000d563f"/>
    </style:style>
    <style:style style:name="T21" style:family="text">
      <style:text-properties officeooo:rsid="000e9e72"/>
    </style:style>
    <style:style style:name="T22" style:family="text">
      <style:text-properties officeooo:rsid="000f578b"/>
    </style:style>
    <style:style style:name="T23" style:family="text">
      <style:text-properties officeooo:rsid="0010c3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18">Claus Tøndering – <text:span text:style-name="T22">16</text:span>. marts 2016</text:p>
      <text:p text:style-name="P2"/>
      <text:p text:style-name="P3">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3"/>
      <text:p text:style-name="P4"><text:tab/>Her er tekst *i kursiv*.</text:p>
      <text:p text:style-name="P3"/>
      <text:p text:style-name="P4">Man må ikke skrive:</text:p>
      <text:p text:style-name="P3"/>
      <text:p text:style-name="P3"><text:span text:style-name="T3"><text:tab/>Her er tekst </text:span><text:span text:style-name="T2">i kursiv.</text:span></text:p>
      <text:p text:style-name="P3"/>
      <text:p text:style-name="P3"/>
      <text:p text:style-name="P4">De følgende afsnit beskriver hvorledes tekstformatering skal skrives.</text:p>
      <text:p text:style-name="P4"/>
      <text:h text:style-name="Heading_20_2" text:outline-level="2">Versnumre</text:h>
      <text:p text:style-name="P4">Versnumre skrives med et <text:span text:style-name="T4">v</text:span> efterfulgt af versnummeret efterfulgt af mellemrum.</text:p>
      <text:p text:style-name="P4"/>
      <text:p text:style-name="P4">Man skriver altså:</text:p>
      <text:p text:style-name="P4"/>
      <text:p text:style-name="AtSkrive">v1 Tekst tekst tekst. v2 Tekst tekst tekst.</text:p>
      <text:p text:style-name="P4"/>
      <text:p text:style-name="P4">Websiden vil vise denne tekst således:</text:p>
      <text:p text:style-name="P4"/>
      <text:p text:style-name="AtVise"><text:span text:style-name="T9">1</text:span>Tekst tekst tekst. <text:span text:style-name="T8">2</text:span>Tekst tekst tekst.</text:p>
      <text:p text:style-name="P4"/>
      <text:h text:style-name="Heading_20_2" text:outline-level="2">Linjeskift</text:h>
      <text:p text:style-name="P4">Websiden vil automatisk ombryde tekst og indsætte linjeskift efter behov. Hvor man ønsker at fremtvinge et linjeskift, skal man efterlade en blank linje i teksten.</text:p>
      <text:p text:style-name="P4"/>
      <text:p text:style-name="P4">Man skriver altså:</text:p>
      <text:p text:style-name="P4"/>
      <text:p text:style-name="P24">Så kunne de se, at det var en rigtig prinsesse, da hun gennem de tyve madrasser og de tyve edderdunsdyner havde mærket ærten. Så ømskindet kunne der ingen være, uden en virkelig prinsesse.</text:p>
      <text:p text:style-name="P24"/>
      <text:p text:style-name="P24">Prinsen tog hende da til kone, for nu vidste han, at han havde en rigtig prinsesse, og ærten kom på Kunstkammeret, hvor den endnu er at se, dersom ingen har taget den.</text:p>
      <text:p text:style-name="P24"/>
      <text:p text:style-name="P24">Se, det var en rigtig historie!</text:p>
      <text:p text:style-name="P4"/>
      <text:p text:style-name="P5">Websiden vil vise denne tekst således:</text:p>
      <text:p text:style-name="P5"><text:soft-page-break/></text:p>
      <text:p text:style-name="AtVise"><text:tab/>Så kunne de se, at det var en rigtig prinsesse, da hun gennem de tyve madrasser og de tyve edderdunsdyner havde mærket ærten. Så ømskindet kunne der ingen være, uden en virkelig prinsesse.</text:p>
      <text:p text:style-name="P26"><text:tab/>Prinsen tog hende da til kone, for nu vidste han, at han havde en rigtig prinsesse, og ærten kom på Kunstkammeret, hvor den endnu er at se, dersom ingen har taget den.</text:p>
      <text:p text:style-name="P26"><text:tab/>Se, det var en rigtig historie!</text:p>
      <text:p text:style-name="P4"/>
      <text:h text:style-name="Heading_20_2" text:outline-level="2">Poesi</text:h>
      <text:p text:style-name="P9">Ovennævnte regel om blanke linjer er specielt vigtig v<text:span text:style-name="T1">ed opstilling af poesi. Her skal der være en blank linje mellem hver verselinje.</text:span></text:p>
      <text:p text:style-name="P4"/>
      <text:p text:style-name="P5">Man skriver altså:</text:p>
      <text:p text:style-name="P5"/>
      <text:p text:style-name="P19">I østen stiger solen op:</text:p>
      <text:p text:style-name="P19"/>
      <text:p text:style-name="P19">Den spreder guld på sky,</text:p>
      <text:p text:style-name="P19"/>
      <text:p text:style-name="P19">går over hav og bjergetop,</text:p>
      <text:p text:style-name="P19"/>
      <text:p text:style-name="P19">går over land og by.</text:p>
      <text:p text:style-name="P4"/>
      <text:p text:style-name="P9">Websiden vil vise denne tekst således:</text:p>
      <text:p text:style-name="P9"/>
      <text:p text:style-name="AtVise"><text:tab/>I østen stiger solen op:</text:p>
      <text:p text:style-name="AtVise"><text:tab/>Den spreder guld på sky,</text:p>
      <text:p text:style-name="AtVise"><text:tab/>går over hav og bjergetop,</text:p>
      <text:p text:style-name="AtVise"><text:tab/>går over land og by.</text:p>
      <text:p text:style-name="P4"/>
      <text:h text:style-name="P42" text:outline-level="2">Blank linje</text:h>
      <text:p text:style-name="P34">Ønsker man en blank linje i en tekst, skal man skrive</text:p>
      <text:list xml:id="list8881597150683871161" text:style-name="L2">
        <text:list-item>
          <text:p text:style-name="P35">En blank linje</text:p>
        </text:list-item>
        <text:list-item>
          <text:p text:style-name="P35">En linje der kun indeholder ***</text:p>
        </text:list-item>
        <text:list-item>
          <text:p text:style-name="P35">En blank linjes</text:p>
        </text:list-item>
      </text:list>
      <text:p text:style-name="P32">Man skriver altså:</text:p>
      <text:p text:style-name="P32"/>
      <text:p text:style-name="P38">Alfa beta gamma.</text:p>
      <text:p text:style-name="P37"/>
      <text:p text:style-name="P37">***</text:p>
      <text:p text:style-name="P37"/>
      <text:p text:style-name="P38">Delta epsilon zeta.</text:p>
      <text:p text:style-name="P32"/>
      <text:p text:style-name="P33">Websiden vil vise denne tekst således:</text:p>
      <text:p text:style-name="P33"/>
      <text:p text:style-name="P36"><text:soft-page-break/><text:tab/><text:span text:style-name="T23">Alfa beta gamma.</text:span></text:p>
      <text:p text:style-name="P36"/>
      <text:p text:style-name="P36"><text:tab/><text:span text:style-name="T23">Delta epsilon zeta.</text:span></text:p>
      <text:h text:style-name="P39" text:outline-level="2"><text:span text:style-name="T22">Kapitelo</text:span>verskrifter</text:h>
      <text:p text:style-name="P12"><text:span text:style-name="T22">Kapitel</text:span>overskriver markeres med <text:span text:style-name="T4">==</text:span><text:span text:style-name="T7">=</text:span> før og efter teksten.</text:p>
      <text:p text:style-name="P9"/>
      <text:p text:style-name="P17">En fil starter altså med:</text:p>
      <text:p text:style-name="P8"/>
      <text:p text:style-name="P20">==<text:span text:style-name="T22">=Dommerbogen, kapitel 3=</text:span>==</text:p>
      <text:p text:style-name="P20"/>
      <text:p text:style-name="P23">Tekst tekst tekst.</text:p>
      <text:p text:style-name="P12"/>
      <text:p text:style-name="P12">Websiden vil vise denne tekst således:</text:p>
      <text:p text:style-name="P12"/>
      <text:p text:style-name="P31">Dommerbogen, kapitel 3</text:p>
      <text:p text:style-name="P30"/>
      <text:p text:style-name="P30"><text:tab/><text:span text:style-name="T22">Tekst tekst tekst.</text:span></text:p>
      <text:p text:style-name="P8"/>
      <text:h text:style-name="Heading_20_2" text:outline-level="2"><text:span text:style-name="T22">Afsnitso</text:span>verskrifter</text:h>
      <text:p text:style-name="P12"/>
      <text:p text:style-name="P12">Afsnitsoverskriver markeres med <text:span text:style-name="T4">==</text:span> før og efter teksten.</text:p>
      <text:p text:style-name="P4"/>
      <text:p text:style-name="P5">Man skriver altså:</text:p>
      <text:p text:style-name="P5"/>
      <text:p text:style-name="P19">==Prinsessen godkendes.==</text:p>
      <text:p text:style-name="P19"/>
      <text:p text:style-name="P19">Så kunne de se, at det var en rigtig prinsesse, da hun gennem de tyve madrasser og de tyve edderdunsdyner havde mærket ærten. Så ømskindet kunne der ingen være, uden en virkelig prinsesse.</text:p>
      <text:p text:style-name="P9"/>
      <text:p text:style-name="P9">Websiden vil vise denne tekst således:</text:p>
      <text:p text:style-name="P9"/>
      <text:p text:style-name="P27"><text:span text:style-name="T10">Prinsessen godkendes</text:span>.</text:p>
      <text:p text:style-name="AtVise"/>
      <text:p text:style-name="P25"><text:tab/><text:span text:style-name="T10">Så kunne de se, at det var en rigtig prinsesse, da hun gennem de tyve madrasser og de tyve edderdunsdyner havde mærket ærten. Så ømskindet kunne der ingen være, uden en virkelig prinsesse.</text:span></text:p>
      <text:p text:style-name="P4"/>
      <text:h text:style-name="Heading_20_2" text:outline-level="2">Kursiv</text:h>
      <text:p text:style-name="P4"/>
      <text:p text:style-name="P4">Kursivskrift markeres ved at <text:span text:style-name="T10">omslutte</text:span> orde<text:span text:style-name="T20">ne</text:span> <text:span text:style-name="T10">af stjerner.</text:span></text:p>
      <text:p text:style-name="P4"/>
      <text:p text:style-name="P5">Man skriver altså:</text:p>
      <text:p text:style-name="P5"/>
      <text:p text:style-name="P19"><text:soft-page-break/>Her er tekst *i kursiv*.</text:p>
      <text:p text:style-name="P5"/>
      <text:p text:style-name="P9">Websiden vil vise denne tekst således:</text:p>
      <text:p text:style-name="P9"/>
      <text:p text:style-name="P28">Her er tekst <text:span text:style-name="T2">i kursiv.</text:span></text:p>
      <text:p text:style-name="P4"/>
      <text:h text:style-name="P40" text:outline-level="2">Anførselstegn</text:h>
      <text:p text:style-name="P6">Tegnene " og ' må ikke benyttes som anførselstegn. Normale anførselstegn skrives <text:span text:style-name="T4">&gt;&gt;</text:span> og <text:span text:style-name="T4">&lt;&lt;</text:span>. Ved direkte tale inde i direkte tale benyttes <text:span text:style-name="T4">&gt;</text:span> og <text:span text:style-name="T4">&lt;</text:span>.</text:p>
      <text:p text:style-name="P6"/>
      <text:p text:style-name="P6">Man skriver altså <text:span text:style-name="T11">(Dom 4,20)</text:span>:</text:p>
      <text:p text:style-name="P6"/>
      <text:p text:style-name="P21">Han sagde til hende: &gt;&gt;Stil dig hen ved teltåbningen. Hvis der så kommer nogen og spørger dig: &gt;Er der en mand derinde?&lt; skal du svare: &gt;Her er ingen mænd.&lt;&lt;&lt;</text:p>
      <text:p text:style-name="P6"/>
      <text:p text:style-name="P10">Websiden vil vise denne tekst således:</text:p>
      <text:p text:style-name="P10"/>
      <text:p text:style-name="P29">Han sagde til hende: »Stil dig hen ved teltåbningen. Hvis der så kommer nogen og spørger dig: ›Er der en mand derinde?‹ skal du svare: ›Her er ingen mænd.‹«</text:p>
      <text:p text:style-name="P15"/>
      <text:p text:style-name="P15">(På en dansk Widows-computer <text:span text:style-name="T20">sidder </text:span>tegnene <text:span text:style-name="T6">&lt;</text:span> og <text:span text:style-name="T6">&gt;</text:span> <text:span text:style-name="T20">nederst til venstre på tastaturet.</text:span>)</text:p>
      <text:p text:style-name="P15"/>
      <text:h text:style-name="P41" text:outline-level="2">Guds navn</text:h>
      <text:p text:style-name="P4">Guds navn skal skrives <text:span text:style-name="T11">"</text:span>JHVH". I genitiv skrives "JHVHs"; <text:span text:style-name="T21">i vokativ skrives "JHVHv".</text:span> <text:span text:style-name="T11">Dette gælder også i afsnitsoverskrifter, selv om disse ikke er en del af den egentlige bibeltekst.</text:span></text:p>
      <text:p text:style-name="P4"/>
      <text:p text:style-name="P6">Man skriver altså <text:span text:style-name="T11">(Dom 2,1)</text:span>:</text:p>
      <text:p text:style-name="P6"/>
      <text:p text:style-name="P21">JHVHs engel drog op fra Gilgal til Bokim</text:p>
      <text:p text:style-name="P6"/>
      <text:p text:style-name="P10"><text:span text:style-name="T11">Afhængigt af læsepræferencerne vil w</text:span>ebsiden vise denne tekst således:</text:p>
      <text:p text:style-name="P10"/>
      <text:p text:style-name="P29">JHVHs engel drog op fra Gilgal til Bokim</text:p>
      <text:p text:style-name="P4"/>
      <text:p text:style-name="P13">eller således:</text:p>
      <text:p text:style-name="P13"/>
      <text:p text:style-name="P29">Jahves engel drog op fra Gilgal til Bokim</text:p>
      <text:p text:style-name="P6"/>
      <text:p text:style-name="P13">eller således:</text:p>
      <text:p text:style-name="P13"/>
      <text:p text:style-name="P29">Herrens engel drog op fra Gilgal til Bokim</text:p>
      <text:p text:style-name="P6"/>
      <text:p text:style-name="P13">eller således:</text:p>
      <text:p text:style-name="P13"/>
      <text:p text:style-name="P29"><text:soft-page-break/><text:span text:style-name="T12">Herrens</text:span> engel drog op fra Gilgal til Bokim</text:p>
      <text:p text:style-name="P6"/>
      <text:p text:style-name="P16">Normalformen (JHVH) vil blive vist som henholdsvis JHVH, Jahve, Herren eller <text:span text:style-name="T12">Herren</text:span>.</text:p>
      <text:p text:style-name="P16">Genitivformen (JHVHs) vil blive vist som henholdsvis JHVHs, Jahves, Herrens eller <text:span text:style-name="T12">Herrens</text:span>.</text:p>
      <text:p text:style-name="P16">Vokativformen (JHVHv) vil blive vist som henholdsvis JHVH, Jahve, Herre eller <text:span text:style-name="T12">Herre</text:span>.</text:p>
      <text:p text:style-name="P13"/>
      <text:h text:style-name="Heading_20_2" text:outline-level="2">Fodnoter</text:h>
      <text:p text:style-name="P4">Der skelnes mellem to typer fodnoter: Tekstforklaringer (som <text:span text:style-name="T14">typisk </text:span>allerede findes i 1871-udgaven) og eksegetiske.</text:p>
      <text:p text:style-name="P4"/>
      <text:p text:style-name="P4">En fodnote med <text:span text:style-name="T2">tekstforklaring</text:span> omsluttes af <text:span text:style-name="T4">{T:</text:span> og <text:span text:style-name="T4">}</text:span> og skrives umiddelbart efter det ord der skal forklares</text:p>
      <text:p text:style-name="P4"/>
      <text:p text:style-name="P7">Man skriver altså <text:span text:style-name="T11">(Dom 2,5)</text:span>:</text:p>
      <text:p text:style-name="P7"/>
      <text:p text:style-name="P22">De kaldte stedet for Bokim{T: Det betyder &gt;&gt;de grædende&lt;&lt;.} og de ofrede til JHVH der.</text:p>
      <text:p text:style-name="P4"/>
      <text:p text:style-name="P11">Websiden vil vise denne tekst således:</text:p>
      <text:p text:style-name="P11"/>
      <text:p text:style-name="AtVise">De kaldte stedet for Bokim<text:span text:style-name="T16">[</text:span><text:span text:style-name="T17">1</text:span><text:span text:style-name="T16">]</text:span> og de ofrede til <text:span text:style-name="T13">Herren</text:span> der.</text:p>
      <text:p text:style-name="P11"/>
      <text:p text:style-name="P14">hvor et klik på <text:span text:style-name="T15">[</text:span><text:span text:style-name="T18">1</text:span><text:span text:style-name="T15">]</text:span> vil vise fodnoten.</text:p>
      <text:p text:style-name="P7"/>
      <text:p text:style-name="P4">En fodnote med <text:span text:style-name="T2">eksegetisk kommentar</text:span> omsluttes af <text:span text:style-name="T4">{</text:span><text:span text:style-name="T5">E</text:span><text:span text:style-name="T4">:</text:span> og <text:span text:style-name="T4">}</text:span>. <text:span text:style-name="T14">Princippet er det samme som ovenfor, blot vil fodnoterne blive markeret med et bogstav i stedet for et tal.</text:span></text:p>
      <text:p text:style-name="P4"/>
      <text:p text:style-name="P14">(På en dansk Widows-computer skrives tegnene <text:span text:style-name="T4">{</text:span> og <text:span text:style-name="T4">}</text:span> ved at holde AltGr-knappen nede og så trykke på tasten 7 eller 0.)</text:p>
      <text:p text:style-name="P4"/>
      <text:h text:style-name="Heading_20_2" text:outline-level="2">Forkortelser</text:h>
      <text:p text:style-name="P14">Bortset fra i henvisninger til bibelsteder bør forkortelser så vidt muligt undgås i <text:span text:style-name="T19">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6-03-16T09:40:19.092172932</dc:date>
    <dc:creator>Claus Tøndering</dc:creator>
    <meta:editing-duration>PT38M32S</meta:editing-duration>
    <meta:editing-cycles>9</meta:editing-cycles>
    <meta:generator>LibreOffice/4.2.8.2$Linux_X86_64 LibreOffice_project/420m0$Build-2</meta:generator>
    <meta:document-statistic meta:table-count="0" meta:image-count="0" meta:object-count="0" meta:page-count="5" meta:paragraph-count="104" meta:word-count="973" meta:character-count="5741" meta:non-whitespace-character-count="4861"/>
  </office:meta>
</office:document-meta>
</file>